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63cm" fo:min-width="4.70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18.704cm" svg:x="1.2cm" svg:y="1.162cm">
          <text:p text:style-name="P1"><text:span text:style-name="T1">New kernel (C language + Haskell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762cm" svg:height="9.883cm" svg:x="2.369cm" svg:y="3.075cm">
          <text:p text:style-name="P1"><text:span text:style-name="T1">NetBS</text:span><text:span text:style-name="T1">D </text:span><text:span text:style-name="T1">kernel </text:span><text:span text:style-name="T1">(C </text:span><text:span text:style-name="T1">langua</text:span><text:span text:style-name="T1">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21.711cm" svg:y1="5.36cm" svg:x2="20.048cm" svg:y2="7.75cm" draw:start-shape="id1" draw:start-glue-point="3" draw:end-shape="id2" draw:end-glue-point="0" svg:d="M21711 5360l-1663 2390" svg:viewBox="0 0 1664 2391">
          <text:p/>
        </draw:connector>
        <draw:custom-shape draw:style-name="gr2" draw:text-style-name="P2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6.26cm" svg:y1="6.316cm" svg:x2="18.098cm" svg:y2="9.185cm" draw:start-shape="id3" draw:start-glue-point="1" draw:end-shape="id2" svg:d="M16260 6316l1838 2869" svg:viewBox="0 0 1839 2870">
          <text:p/>
        </draw:connector>
        <draw:connector draw:style-name="gr3" draw:text-style-name="P3" draw:layer="layout" draw:type="line" svg:x1="12.358cm" svg:y1="6.316cm" svg:x2="10.415cm" svg:y2="9.61cm" draw:start-shape="id3" draw:end-shape="id4" draw:end-glue-point="1" svg:d="M12358 6316l-1943 3294" svg:viewBox="0 0 1944 3295">
          <text:p/>
        </draw:connector>
        <draw:connector draw:style-name="gr3" draw:text-style-name="P3" draw:layer="layout" draw:type="line" svg:x1="6.514cm" svg:y1="9.61cm" svg:x2="5.701cm" svg:y2="7.538cm" draw:start-shape="id4" draw:start-glue-point="3" draw:end-shape="id5" draw:end-glue-point="2" svg:d="M6514 9610l-813-2072" svg:viewBox="0 0 814 2073">
          <text:p/>
        </draw:connector>
        <draw:custom-shape draw:style-name="gr5" draw:text-style-name="P2" xml:id="id6" draw:id="id6" draw:layer="layout" svg:width="5.729cm" svg:height="4.335cm" svg:x="11.4cm" svg:y="14.765cm">
          <text:p text:style-name="P1"><text:span text:style-name="T1">Module C</text:span></text:p>
          <text:p text:style-name="P1"><text:span text:style-name="T1">(Haskell</text:span></text:p>
          <text:p text:style-name="P1"><text:span text:style-name="T1">languag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129cm" svg:y1="16.932cm" svg:x2="20.048cm" svg:y2="10.62cm" draw:start-shape="id6" draw:end-shape="id2" draw:end-glue-point="2" svg:d="M17129 16932l2919-6312" svg:viewBox="0 0 2920 6313">
          <text:p/>
        </draw:connector>
        <draw:connector draw:style-name="gr3" draw:text-style-name="P3" draw:layer="layout" draw:type="line" svg:x1="11.4cm" svg:y1="16.932cm" svg:x2="8.464cm" svg:y2="11.046cm" draw:start-shape="id6" draw:start-glue-point="3" draw:end-shape="id4" draw:end-glue-point="2" svg:d="M11400 16932l-2936-5886" svg:viewBox="0 0 2937 5887">
          <text:p/>
        </draw:connector>
        <draw:custom-shape draw:style-name="gr6" draw:text-style-name="P4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633cm" svg:height="5.845cm" svg:x="11.402cm" svg:y="8.388cm">
          <text:p text:style-name="P1"><text:span text:style-name="T1">Re-</text:span></text:p>
          <text:p text:style-name="P1"><text:span text:style-name="T1">write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771cm" svg:height="3.933cm" svg:x="20.148cm" svg:y="14.933cm">
          <text:p text:style-name="P1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129cm" svg:y1="16.932cm" svg:x2="20.148cm" svg:y2="16.899cm" draw:start-shape="id6" draw:end-shape="id7" svg:d="M17129 16932l3019-33" svg:viewBox="0 0 3020 34">
          <text:p/>
        </draw:connector>
        <draw:custom-shape draw:style-name="gr8" draw:text-style-name="P2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2T21:09:25.229278212</dc:date>
    <meta:editing-duration>PT1H51M27S</meta:editing-duration>
    <meta:editing-cycles>162</meta:editing-cycles>
    <meta:generator>LibreOffice/5.4.0.3$Linux_X86_64 LibreOffice_project/40m0$Build-3</meta:generator>
    <meta:document-statistic meta:object-count="20"/>
  </office:meta>
</office:document-meta>
</file>